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</style:style>
    <style:style style:name="P3" style:family="paragraph" style:parent-style-name="Title" style:master-page-name="Standard">
      <style:paragraph-properties style:page-number="1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egvwqfwrzp41"/>PROJECT REQUIREMENTS</text:p>
      <text:p text:style-name="P1"/>
      <text:list xml:id="list2991085418" text:style-name="WWNum1">
        <text:list-item>
          <text:p text:style-name="P2">Authentication is required to access the content.</text:p>
        </text:list-item>
        <text:list-item>
          <text:p text:style-name="P2">Welcome page with company logo.</text:p>
        </text:list-item>
        <text:list-item>
          <text:p text:style-name="P2">Must contain a swipeable menu.</text:p>
        </text:list-item>
        <text:list-item>
          <text:p text:style-name="P2">First view must contain a list with all the planetary systems contained in the company’s database.</text:p>
        </text:list-item>
        <text:list-item>
          <text:p text:style-name="P2">Items on the list are contained inside a CardView.</text:p>
        </text:list-item>
        <text:list-item>
          <text:p text:style-name="P2">When clicking on a system we must see the different planets it contains. It must be organized as a grid layout with small cardviews. Each of those items will have an image of the planet and its name.</text:p>
        </text:list-item>
        <text:list-item>
          <text:p text:style-name="P2">Each planet will then have a detail page containing its most important data such as size, weight, satellites, atmosphere elements, type of planet, common name and/or scientific name, along with a background image.</text:p>
        </text:list-item>
        <text:list-item>
          <text:p text:style-name="P2">There will be a long list of planetary systems but they may or may not have planets added to them. It will be possible to add, eliminate and edit planets.</text:p>
        </text:list-item>
        <text:list-item>
          <text:p text:style-name="P2">In case there is no picture available for a planet, the item will have a basic placeholder photograph.</text:p>
        </text:list-item>
      </text:list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0" meta:word-count="172" meta:character-count="955" meta:non-whitespace-character-count="802"/>
    <meta:generator>LibreOfficeDev/6.0.5.2$Linux_X86_64 LibreOffice_project/</meta:generator>
  </office:meta>
</office:document-meta>
</file>